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36"/>
    <style:style style:name="P2" style:family="paragraph" style:parent-style-name="Standard" style:list-style-name="L137"/>
    <style:style style:name="P3" style:family="paragraph" style:parent-style-name="Standard" style:list-style-name="L155"/>
    <style:style style:name="P4" style:family="paragraph" style:parent-style-name="Standard" style:list-style-name="L156"/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Python is an interpreted dynamic programming language that focus on code readability. The syntax in Python enables to do coding in fewer steps as compared to other popular programming languages.</text:p>
      <text:p text:style-name="Standard">Python is among top 3 programming languages used in IT World.</text:p>
      <text:p text:style-name="Standard"/>
      <text:p text:style-name="Standard">Python is also used in Machine learning, Data Science and Artificial Intelligence.</text:p>
      <text:p text:style-name="Standard"/>
      <text:p text:style-name="Standard">Python Advantages</text:p>
      <text:p text:style-name="Standard"/>
      <text:list xml:id="list6591710023548228821" text:style-name="L136">
        <text:list-item>
          <text:p text:style-name="P1">Python syntax is very easy.</text:p>
        </text:list-item>
        <text:list-item>
          <text:p text:style-name="P1">Even more easier to implement logics</text:p>
        </text:list-item>
        <text:list-item>
          <text:p text:style-name="P1">Comprehensive with a code that is easier to read and understand due to its affinity to the English language.</text:p>
        </text:list-item>
        <text:list-item>
          <text:p text:style-name="P1">Available and supported by all the Operating Systems making it easier to install.</text:p>
        </text:list-item>
        <text:list-item>
          <text:p text:style-name="P1">With lot of libraries to support that are also available across all the OS's.</text:p>
        </text:list-item>
      </text:list>
      <text:p text:style-name="Standard"/>
      <text:p text:style-name="Standard">Python Applications</text:p>
      <text:p text:style-name="Standard">(As a programming language)</text:p>
      <text:p text:style-name="Standard"/>
      <text:p text:style-name="Standard">The Python language has diversified application in the software development companies such as</text:p>
      <text:list xml:id="list2846967426451132305" text:style-name="L137">
        <text:list-item>
          <text:p text:style-name="P2">Developing desktop apps (such as Deluge - a bittorrent client)</text:p>
        </text:list-item>
        <text:list-item>
          <text:p text:style-name="P2">In gaming using the framework PyGame</text:p>
        </text:list-item>
        <text:list-item>
          <text:p text:style-name="P2">Developing web apps or websites(small or large-scale) like Mozilla, Reddit, Quora etc. which in some form or the other use Python and its popular frameworks like Pyqt5 and Flask.</text:p>
        </text:list-item>
        <text:list-item>
          <text:p text:style-name="P2">In Artificial Intelligence.</text:p>
        </text:list-item>
        <text:list-item>
          <text:p text:style-name="P2">In Data Science.</text:p>
        </text:list-item>
        <text:list-item>
          <text:p text:style-name="P2">In Machine Learning.</text:p>
        </text:list-item>
      </text:list>
      <text:p text:style-name="Standard"/>
      <text:p text:style-name="Standard">Python Course Content</text:p>
      <text:p text:style-name="Standard"/>
      <text:p text:style-name="Standard">PYTHON 3 Course Contents</text:p>
      <text:list xml:id="list2299647275170033056" text:style-name="L155">
        <text:list-item>
          <text:p text:style-name="P3">Learn to CODE in PYTHON</text:p>
          <text:list>
            <text:list-item>
              <text:p text:style-name="P3">Byte-Code and Interpretation</text:p>
            </text:list-item>
            <text:list-item>
              <text:p text:style-name="P3">Python Flavours</text:p>
            </text:list-item>
            <text:list-item>
              <text:p text:style-name="P3">Python’s Core Data Types</text:p>
            </text:list-item>
            <text:list-item>
              <text:p text:style-name="P3">Mutability vs Immutability</text:p>
            </text:list-item>
            <text:list-item>
              <text:p text:style-name="P3">Garbage Collection</text:p>
            </text:list-item>
          </text:list>
        </text:list-item>
        <text:list-item>
          <text:p text:style-name="P3">if Statements</text:p>
        </text:list-item>
        <text:list-item>
          <text:p text:style-name="P3">Loops</text:p>
        </text:list-item>
        <text:list-item>
          <text:p text:style-name="P3">Lists</text:p>
        </text:list-item>
        <text:list-item>
          <text:p text:style-name="P3">Dictionaries</text:p>
        </text:list-item>
        <text:list-item>
          <text:p text:style-name="P3">Tuples</text:p>
        </text:list-item>
        <text:list-item>
          <text:p text:style-name="P3">Sets</text:p>
        </text:list-item>
        <text:list-item>
          <text:p text:style-name="P3">Files</text:p>
        </text:list-item>
        <text:list-item>
          <text:p text:style-name="P3">Numeric Type Basics</text:p>
        </text:list-item>
        <text:list-item>
          <text:p text:style-name="P3">Other Numeric Types</text:p>
        </text:list-item>
        <text:list-item>
          <text:p text:style-name="P3">Strings</text:p>
        </text:list-item>
        <text:list-item>
          <text:p text:style-name="P3">String Formatting Expressions</text:p>
        </text:list-item>
        <text:list-item>
          <text:p text:style-name="P3"><text:soft-page-break/>Regular Expressions</text:p>
        </text:list-item>
        <text:list-item>
          <text:p text:style-name="P3">Modules and Packages</text:p>
        </text:list-item>
        <text:list-item>
          <text:p text:style-name="P3">Object Oriented Programming(OOPS)</text:p>
        </text:list-item>
        <text:list-item>
          <text:p text:style-name="P3">Classes and Objects</text:p>
        </text:list-item>
        <text:list-item>
          <text:p text:style-name="P3">OOPS</text:p>
        </text:list-item>
        <text:list-item>
          <text:p text:style-name="P3">Exception Handling</text:p>
        </text:list-item>
      </text:list>
      <text:p text:style-name="Standard">PYQT5</text:p>
      <text:list xml:id="list35579944" text:continue-numbering="true" text:style-name="L155">
        <text:list-item>
          <text:p text:style-name="P3">Desktop App using PYQT5</text:p>
        </text:list-item>
        <text:list-item>
          <text:p text:style-name="P3">Qlabel, QlineEdit, Qsplitter etc</text:p>
        </text:list-item>
        <text:list-item>
          <text:p text:style-name="P3">Qt Designer(PyQt5)</text:p>
        </text:list-item>
        <text:list-item>
          <text:p text:style-name="P3">UIC</text:p>
        </text:list-item>
      </text:list>
      <text:p text:style-name="Standard">Django</text:p>
      <text:list xml:id="list35575932" text:continue-numbering="true" text:style-name="L155">
        <text:list-item>
          <text:p text:style-name="P3">Pip</text:p>
        </text:list-item>
        <text:list-item>
          <text:p text:style-name="P3">Creating and maintaining a virtual environment</text:p>
        </text:list-item>
        <text:list-item>
          <text:p text:style-name="P3">Installation of Django</text:p>
        </text:list-item>
        <text:list-item>
          <text:p text:style-name="P3">Creating and starting a project</text:p>
        </text:list-item>
        <text:list-item>
          <text:p text:style-name="P3">Creating an app in project</text:p>
        </text:list-item>
        <text:list-item>
          <text:p text:style-name="P3">Scripts (django-admin.py and manage.py)</text:p>
        </text:list-item>
        <text:list-item>
          <text:p text:style-name="P3">Settings</text:p>
        </text:list-item>
        <text:list-item>
          <text:p text:style-name="P3">Basic Terms in Django</text:p>
        </text:list-item>
        <text:list-item>
          <text:p text:style-name="P3">More Basic Terms in Django</text:p>
        </text:list-item>
      </text:list>
      <text:p text:style-name="Standard">MVC</text:p>
      <text:list xml:id="list35558839" text:continue-numbering="true" text:style-name="L155">
        <text:list-item>
          <text:p text:style-name="P3">Model Layer</text:p>
        </text:list-item>
        <text:list-item>
          <text:p text:style-name="P3">View Layer</text:p>
        </text:list-item>
        <text:list-item>
          <text:p text:style-name="P3">Template Layer</text:p>
        </text:list-item>
        <text:list-item>
          <text:p text:style-name="P3">Manage Static Resources (i.e. html, css, javascript)</text:p>
        </text:list-item>
      </text:list>
      <text:p text:style-name="Standard">Form Handling</text:p>
      <text:list xml:id="list35577616" text:continue-numbering="true" text:style-name="L155">
        <text:list-item>
          <text:p text:style-name="P3">Authentication</text:p>
        </text:list-item>
        <text:list-item>
          <text:p text:style-name="P3">User Registration</text:p>
        </text:list-item>
        <text:list-item>
          <text:p text:style-name="P3">User Login</text:p>
        </text:list-item>
        <text:list-item>
          <text:p text:style-name="P3">User Logout</text:p>
        </text:list-item>
      </text:list>
      <text:p text:style-name="Standard">File Handling</text:p>
      <text:list xml:id="list35568855" text:continue-numbering="true" text:style-name="L155">
        <text:list-item>
          <text:p text:style-name="P3">File Uploading</text:p>
        </text:list-item>
        <text:list-item>
          <text:p text:style-name="P3">File Downloading</text:p>
        </text:list-item>
      </text:list>
      <text:p text:style-name="Standard">Validation</text:p>
      <text:list xml:id="list35585854" text:continue-numbering="true" text:style-name="L155">
        <text:list-item>
          <text:p text:style-name="P3">Client Side Validation</text:p>
        </text:list-item>
        <text:list-item>
          <text:p text:style-name="P3">Server Side Validation</text:p>
        </text:list-item>
      </text:list>
      <text:p text:style-name="Standard">Other</text:p>
      <text:list xml:id="list35572030" text:continue-numbering="true" text:style-name="L155">
        <text:list-item>
          <text:p text:style-name="P3">Sending email through coding</text:p>
        </text:list-item>
        <text:list-item>
          <text:p text:style-name="P3">Timezones</text:p>
        </text:list-item>
        <text:list-item>
          <text:p text:style-name="P3">Crispy forms</text:p>
        </text:list-item>
        <text:list-item>
          <text:p text:style-name="P3">Slugs</text:p>
        </text:list-item>
        <text:list-item>
          <text:p text:style-name="P3">Pagination</text:p>
        </text:list-item>
        <text:list-item>
          <text:p text:style-name="P3">Fetch data from API</text:p>
        </text:list-item>
        <text:list-item>
          <text:p text:style-name="P3">JSON parsing</text:p>
        </text:list-item>
        <text:list-item>
          <text:p text:style-name="P3">reCAPTCHA free service from Google</text:p>
        </text:list-item>
        <text:list-item>
          <text:p text:style-name="P3">Cookies and Sessions</text:p>
        </text:list-item>
      </text:list>
      <text:p text:style-name="Standard">Database</text:p>
      <text:list xml:id="list35555920" text:continue-numbering="true" text:style-name="L155">
        <text:list-item>
          <text:p text:style-name="P3">Database Basics</text:p>
        </text:list-item>
        <text:list-item>
          <text:p text:style-name="P3"><text:soft-page-break/>SQL</text:p>
        </text:list-item>
      </text:list>
      <text:p text:style-name="Standard">HTML5 Intro</text:p>
      <text:list xml:id="list35566038" text:continue-numbering="true" text:style-name="L155">
        <text:list-item>
          <text:p text:style-name="P3">HTML5 Tags</text:p>
        </text:list-item>
        <text:list-item>
          <text:p text:style-name="P3">HTML5 Attributes</text:p>
        </text:list-item>
      </text:list>
      <text:p text:style-name="Standard">CSS</text:p>
      <text:list xml:id="list35578688" text:continue-numbering="true" text:style-name="L155">
        <text:list-item>
          <text:p text:style-name="P3">CSS Intro</text:p>
        </text:list-item>
        <text:list-item>
          <text:p text:style-name="P3">CSS Selectors</text:p>
        </text:list-item>
        <text:list-item>
          <text:p text:style-name="P3">CSS Properties</text:p>
        </text:list-item>
      </text:list>
      <text:p text:style-name="Standard">Templates</text:p>
      <text:list xml:id="list35577477" text:continue-numbering="true" text:style-name="L155">
        <text:list-item>
          <text:p text:style-name="P3">HTML5 Based Templates</text:p>
        </text:list-item>
        <text:list-item>
          <text:p text:style-name="P3">Create website using templetes</text:p>
        </text:list-item>
      </text:list>
      <text:p text:style-name="Standard">Website Hosting</text:p>
      <text:list xml:id="list35579882" text:continue-numbering="true" text:style-name="L155">
        <text:list-item>
          <text:p text:style-name="P3">Host Website</text:p>
        </text:list-item>
        <text:list-item>
          <text:p text:style-name="P3">Free Web Hosting</text:p>
        </text:list-item>
      </text:list>
      <text:p text:style-name="Standard">Bootstrap</text:p>
      <text:list xml:id="list35560718" text:continue-numbering="true" text:style-name="L155">
        <text:list-item>
          <text:p text:style-name="P3">Integrate Bootstrap Framework</text:p>
        </text:list-item>
        <text:list-item>
          <text:p text:style-name="P3">Bootstrap Css</text:p>
        </text:list-item>
        <text:list-item>
          <text:p text:style-name="P3">Bootstrap Components</text:p>
        </text:list-item>
        <text:list-item>
          <text:p text:style-name="P3">Bootstrap JavaScript</text:p>
        </text:list-item>
      </text:list>
      <text:p text:style-name="Standard"/>
      <text:p text:style-name="Standard">Python Project Details</text:p>
      <text:list xml:id="list874352622209596386" text:style-name="L156">
        <text:list-item>
          <text:p text:style-name="P4">Pure Python using tkinter package</text:p>
        </text:list-item>
        <text:list-item>
          <text:p text:style-name="P4">Django based web projec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30:35.38</dc:date>
    <dc:creator>Joseph Malone</dc:creator>
    <meta:editing-duration>PT28M20S</meta:editing-duration>
    <meta:editing-cycles>7</meta:editing-cycles>
    <meta:generator>OpenOffice/4.1.15$Win32 OpenOffice.org_project/4115m2$Build-9813</meta:generator>
    <meta:document-statistic meta:table-count="0" meta:image-count="0" meta:object-count="0" meta:page-count="3" meta:paragraph-count="109" meta:word-count="490" meta:character-count="2771"/>
  </office:meta>
</office:document-meta>
</file>